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 style:font-weight-complex="bold"/>
    </style:style>
    <style:style style:name="T19" style:parent-style-name="Standardnípísmoodstavce" style:family="text">
      <style:text-properties fo:font-weight="bold" style:font-weight-asian="bold" style:font-weight-complex="bold"/>
    </style:style>
    <style:style style:name="T20" style:parent-style-name="Standardnípísmoodstavce" style:family="text">
      <style:text-properties fo:font-weight="bold" style:font-weight-asian="bold" style:font-weight-complex="bold"/>
    </style:style>
    <style:style style:name="T21" style:parent-style-name="Značkapozn.podčarou" style:family="text">
      <style:text-properties fo:font-weight="normal" style:font-weight-asian="normal" fo:font-size="9pt" style:font-size-asian="9pt"/>
    </style:style>
    <style:style style:name="P2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3/2023<text:bookmark-end text:name="Text14"/></text:p>
            <text:p text:style-name="Normální">KVOP-29824/2023<text:bookmark-end text:name="Text2"/></text:p>
            <text:p text:style-name="Normální"><text:bookmark-start text:name="Text6"/>10. 08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B. M.</text:p>
            <text:p text:style-name="Normální"/>
            <text:p text:style-name="P17">e-mail:<text:s/></text:p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<text:s/>o vyřízení žádosti o informace</text:h>
      <text:h text:style-name="Nadpis1" text:outline-level="1">podle zákona č. 106/1999 Sb., o svobodném přístupu k informacím</text:h>
      <text:p text:style-name="Základnítext">Vážený pane M.,</text:p>
      <text:p text:style-name="Základnítext">veřejný ochránce práv obdržel Vaši žádost o informace ze dne 31. července 2023.</text:p>
      <text:p text:style-name="Základnítext">Z výroční zprávy ombudsmana za rok 2004 jste se dozvěděl o případech někdejšího nesprávného zdaňování rušení a vypořádání spoluvlastnictví k pozemkům. Ombudsman tehdy nejvyšší státní zástupkyni navrhl podat žaloby na ochranu veřejného zájmu. Požádal jste proto o dokumenty ze spisů z let 2001 až 2004, případně o další, které ombudsman v těchto věcech vytvořil.</text:p>
      <text:p text:style-name="Základnítext">Po sdělení, že tyto spisy jsou již skartované a elektronické dokumenty smazané, jste uvedl, že jste to očekával a svou žádost jste upravil.</text:p>
      <text:p text:style-name="Základnítext">Zajímáte se o dokumenty, v nichž ombudsman zdůvodňuje závažný veřejný<text:s/>zájem. Proto se soustředíte na žaloby na ochranu veřejného zájmu, které ombudsman podal (podle dřívější právní úpravy navrhl jejich podání).</text:p>
      <text:p text:style-name="Základnítext"><text:span text:style-name="T18">Zatím nejpodrobnější argumentaci k závažnému veřejnému zájmu</text:span><text:s/>(na podání žaloby) ombudsman vtělil do své<text:s/><text:span text:style-name="T19">kasační st</text:span><text:span text:style-name="T20">ížnosti ve věci Šantovka Tower<text:s/></text:span>z 22. července 2022. Čerstvě jsme ji<text:s/><text:a xlink:href="https://eso.ochrance.cz/Nalezene/Edit/12012" office:target-frame-name="_top" xlink:show="replace"><text:span text:style-name="Hypertextovýodkaz">zveřejnili</text:span></text:a><text:s/>v Evidenci stanovisek ochránce – ESO.<text:span text:style-name="Značkapozn.podčarou"><text:note text:note-class="footnote" text:id="_ftn0"><text:note-citation>1</text:note-citation><text:note-body><text:p text:style-name="Textpozn.podčarou"><text:s/><text:span text:style-name="T21"><text:tab/></text:span><text:a xlink:href="https://eso.ochrance.cz/Nalezene/Edit/12012" office:target-frame-name="_top" xlink:show="replace"><text:span text:style-name="Hypertextovýodkaz">https://eso.ochrance.cz/Nalezene/Edit/12012</text:span></text:a></text:p></text:note-body></text:note></text:span><text:s/>Pod spisovou značkou 5/2020/SZD tam najdete i samotnou<text:s/><text:a xlink:href="https://www.ochrance.cz/uploads-import/ESO/ZVZ_Santovka_SZD-5-2020_001_001_Copy.pdf" office:target-frame-name="_top" xlink:show="replace"><text:span text:style-name="Hypertextovýodkaz">žalobu</text:span></text:a>.</text:p>
      <text:p text:style-name="Základnítext">Jsme rádi, že Vás toto téma zajímá, a věříme, že<text:s/>Vám dokumenty pomohou.</text:p>
      <text:p text:style-name="Základnítext">S pozdravem</text:p>
      <text:p text:style-name="P22">JUDr. 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QR1I*</text:span></text:p>
        <text:p text:style-name="P12"><text:span text:style-name="T13">KVOPX00DQR1I</text:span>KVOPX00DQR1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9-15T09:58:00Z</meta:creation-date>
    <dc:date>2023-09-15T10:01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3" meta:word-count="244" meta:character-count="1687" meta:row-count="12" meta:non-whitespace-character-count="1446"/>
  </office:meta>
</office:document-meta>
</file>